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Corps_20_de_20_texte_20_perso">
      <style:paragraph-properties fo:margin-left="0cm" fo:margin-right="0cm" fo:text-indent="0cm" style:auto-text-indent="false"/>
      <style:text-properties fo:font-weight="bold" fo:background-color="transparent" style:font-weight-asian="bold" style:font-weight-complex="bold"/>
    </style:style>
    <style:style style:name="P3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4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fo:background-color="transparent" style:font-weight-asian="bold" style:font-weight-complex="bold"/>
    </style:style>
    <style:style style:name="P5" style:family="paragraph" style:parent-style-name="Corps_20_de_20_texte_20_perso">
      <style:paragraph-properties fo:margin-left="0cm" fo:margin-right="0cm" fo:text-indent="0cm" style:auto-text-indent="false"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ests for <text:span text:style-name="T2">modifications </text:span>or improvements of MCD</text:h>
      <text:p text:style-name="Text_20_body"/>
      <text:p text:style-name="P1">Request : <text:span text:style-name="T1">pour la liaison entité-association : </text:span>adress------has_address<text:span text:style-name="T1">. Je souhaite changer la </text:span>multiplicité de 1,N à O,N<text:span text:style-name="T1">. En effet, vu que l'on a deux types d'adresse ayant des fonctions différentes au sein de l'entité adress : delivery_address pour une command et adress pour un customer. Il n'est pas obligatoire qu'une adresse soit toujours rattaché à un user car cette adresse peut être juste une adresse de livraison pour une commande : delivery_address. </text:span>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bookmark-start text:name="DDE_LINK"/><text:span text:style-name="T1">Flavien Dusquenoy</text:span><text:bookmark-end text:name="DDE_LINK"/></text:p>
      <text:p text:style-name="P3">Date : <text:span text:style-name="T1">09-01-21</text:span></text:p>
      <text:p text:style-name="P1">Request : <text:span text:style-name="T1">entité user_voip ? == abonnement_voip (type d'abonnement) ??</text:span> </text:p>
      <text:p text:style-name="P1"><text:bookmark-start text:name="DDE_LINK1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3">Date : <text:span text:style-name="T1">09-01-22</text:span><text:bookmark-end text:name="DDE_LINK1"/></text:p>
      <text:p text:style-name="P1">Request : <text:span text:style-name="T1">multiplicité entité-association : 1,N voip_contact------has_voip_contact. Ce serait plus 1,1 cela ne sert à rien de partager des contacts entre particuliers ??</text:span> 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3">Date :<text:span text:style-name="T1"> 09-01-22</text:span></text:p>
      <text:p text:style-name="P1">Request : <text:bookmark-start text:name="DDE_LINK3"/><text:span text:style-name="T1">multiplicité entité-association : 1,N</text:span><text:bookmark-end text:name="DDE_LINK3"/><text:span text:style-name="T1"> voip_contact------has_voip_contact. Ce serait plus 1,1 cela ne sert à rien de partager des contacts entre particuliers ??</text:span> </text:p>
      <text:p text:style-name="P1"><text:bookmark-start text:name="DDE_LINK4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</text:span><text:bookmark-end text:name="DDE_LINK4"/></text:p>
      <text:p text:style-name="P1"><text:bookmark-start text:name="DDE_LINK2"/>Request : <text:s text:c="2"/><text:span text:style-name="T1">multiplicité entité-association : ?,? user_ligne------has_voip_ligne. 1,1 ??</text:span></text:p>
      <text:p text:style-name="P1"><text:bookmark-start text:name="DDE_LINK5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2">Date :<text:span text:style-name="T1"> 09-01-22 </text:span><text:bookmark-end text:name="DDE_LINK2"/></text:p>
      <text:p text:style-name="P1"><text:bookmark-end text:name="DDE_LINK5"/></text:p>
      <text:p text:style-name="P5">Request : <text:span text:style-name="T1">nom entité appel ?? == historique appel ??</text:span></text:p>
      <text:p text:style-name="P1"><text:bookmark-start text:name="DDE_LINK7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</text:span><text:bookmark-end text:name="DDE_LINK7"/><text:span text:style-name="T1"> </text:span></text:p>
      <text:p text:style-name="P1">Request : <text:s/><text:span text:style-name="T1">multiplicité entité-association : 1,N </text:span><text:bookmark-start text:name="DDE_LINK6"/><text:span text:style-name="T1">voip_appel</text:span><text:bookmark-end text:name="DDE_LINK6"/><text:span text:style-name="T1">------has_voip_appel . 1,1 ?? en effet un appel à lieu sur une ligne à la fois ??</text:span></text:p>
      <text:p text:style-name="P1"><text:bookmark-start text:name="DDE_LINK9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</text:span><text:bookmark-end text:name="DDE_LINK9"/></text:p>
      <text:p text:style-name="P1">Request : <text:s/><text:span text:style-name="T1">entité bill remplace by subscribe_bill because the bills are only for the subscriber</text:span> 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</text:span></text:p>
      <text:p text:style-name="P1">Request : <text:bookmark-start text:name="DDE_LINK8"/><text:span text:style-name="T1">don't understanding the entité-association-entité : Customer----0,N----possède mail_addresse----0,N----mail_addresse ??</text:span><text:bookmark-end text:name="DDE_LINK8"/></text:p>
      <text:p text:style-name="P1"><text:bookmark-start text:name="DDE_LINK10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</text:span><text:bookmark-end text:name="DDE_LINK10"/></text:p>
      <text:p text:style-name="P1">Request : <text:s/><text:span text:style-name="T1">multiplicité entité-association : 0,N customer----possède_abonnement_vod ?? proposition de modification : 0,1 ??</text:span></text:p>
      <text:p text:style-name="P1"><text:bookmark-start text:name="DDE_LINK11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</text:span><text:bookmark-end text:name="DDE_LINK11"/></text:p>
      <text:p text:style-name="P1">Request : <text:s/><text:span text:style-name="T1">pour la vod il n'y a que des liaisons avec des multiplicités 0,N what's the fuck ??</text:span>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</text:span></text:p>
      <text:p text:style-name="P1">Request : <text:s/></text:p>
      <text:p text:style-name="P1"><text:soft-page-break/>Author : </text:p>
      <text:p text:style-name="P1">Group : </text:p>
      <text:p text:style-name="P1">Project Manager : </text:p>
      <text:p text:style-name="P4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4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4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4"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4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4"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4"><text:soft-page-break/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4">Date :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rps_20_de_20_texte_20_perso" style:display-name="Corps de texte perso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21T17:31:16</meta:creation-date>
    <dc:creator>vincent</dc:creator>
    <dc:date>2009-01-22T10:07:59</dc:date>
    <meta:editing-cycles>9</meta:editing-cycles>
    <meta:editing-duration>PT1H3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6" meta:word-count="437" meta:character-count="3047"/>
  </office:meta>
</office:document-meta>
</file>